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ase Study:<text:s/></text:span><text:span text:style-name="T2">Implementation of SDLC Phases in a real-world engineering project.</text:span></text:p>
      <text:p text:style-name="P1"><text:span text:style-name="T3">Introduction:</text:span></text:p>
      <text:p text:style-name="P1"><text:span text:style-name="T4">In this case study, we will analyze the implementation of Software Development Life Cycle (SDLC) phases in a real-world engineering project for developing a web-based e-commerce platform. The project aims to create a user-friendly and secure platform for online shopping, integrating various features like product listings, shopping cart, payment gateway, and order management.</text:span></text:p>
      <text:p text:style-name="P1"><text:span text:style-name="T5">Requirement Gathering Phase:</text:span></text:p>
      <text:p text:style-name="P1"><text:span text:style-name="T6">The project started with extensive requirement gathering sessions involving stakeholders, business analysts, and end-users. Requirements were documented, prioritized, and validated to ensure alignment with business objectives. Key requirements included user authentication, product catalog, checkout process, and admin dashboard for managing orders.</text:span></text:p>
      <text:p text:style-name="P1"><text:span text:style-name="T7">Design Phase:</text:span><text:span text:style-name="T8"/></text:p>
      <text:p text:style-name="P1"><text:span text:style-name="T8">Based on gathered requirements, the design phase focused on creating detailed specifications for the platform's architecture, database schema, user interface (UI), and user experience (UX). Design mockups, wireframes, and system flow diagrams were created to visualize the system's structure and functionality. Design reviews and feedback sessions ensured that the design met stakeholder expectations and technical feasibility.</text:span></text:p>
      <text:p text:style-name="P1"><text:span text:style-name="T9">Implementation Phase:</text:span></text:p>
      <text:p text:style-name="P1"><text:span text:style-name="T10">The implementation phase involved coding and development based on the approved design specifications. Front-end development included HTML/CSS for UI elements and JavaScript for interactive features. Back-end development utilized technologies like Java Spring Boot for server-side logic, MySQL for database management, and RESTful APIs for communication between client and server components. Version control using Git facilitated collaboration among developers and code management.</text:span></text:p>
      <text:p text:style-name="P1"><text:span text:style-name="T11">Testing Phase:</text:span></text:p>
      <text:p text:style-name="P1"><text:span text:style-name="T12">Comprehensive testing was conducted to ensure the platform's functionality, performance, security, and usability. Unit testing, integration testing, system testing, and user acceptance testing (UAT) were carried out systematically. Automated testing tools like Selenium were used for UI testing, while security testing tools were employed to identify vulnerabilities such as SQL injection and cross-site scripting (XSS). Test reports and bug tracking systems helped in resolving issues promptly.</text:span></text:p>
      <text:p text:style-name="P1"><text:span text:style-name="T13">Deployment Phase:</text:span></text:p>
      <text:p text:style-name="P1"><text:span text:style-name="T14">After successful testing and client approval, the platform was deployed to production servers. Deployment involved setting up hosting environments, configuring server settings, deploying application code, and integrating third-party services like payment gateways. Continuous monitoring and performance optimization were carried out post-deployment to ensure smooth operation and scalability.</text:span></text:p>
      <text:p text:style-name="P1"><text:span text:style-name="T15">Maintenance Phase:</text:span></text:p>
      <text:p text:style-name="P1"><text:span text:style-name="T16">The maintenance phase involved ongoing support, bug fixing, feature enhancements, and software updates. Regular monitoring of system performance, user feedback analysis, and security patches were implemented to address evolving needs and maintain system reliability. Continuous improvement through iterative releases and customer feedback loops contributed to long-term project success.</text:span></text:p>
      <text:p text:style-name="P1"><text:span text:style-name="T17">Evaluation of SDLC Phases Contribution:</text:span></text:p>
      <text:p text:style-name="P1"><text:span text:style-name="T17">Requirement Gathering:<text:s/></text:span><text:span text:style-name="T18">Clear requirements alignment led to a well-defined project scope and minimized scope creep during development.</text:span></text:p>
      <text:p text:style-name="P1"><text:span text:style-name="T19">Design:</text:span><text:span text:style-name="T20"><text:s/>Detailed design specifications ensured a structured and scalable architecture, enhancing system maintainability and future enhancements.</text:span></text:p>
      <text:p text:style-name="P1"><text:span text:style-name="T21">Implementation:<text:s/></text:span><text:span text:style-name="T22">Efficient coding practices and version control facilitated smooth development, reducing code conflicts and enhancing team collaboration.</text:span></text:p>
      <text:p text:style-name="P1"><text:span text:style-name="T23">Testing:</text:span><text:span text:style-name="T24"><text:s/>Thorough testing ensured software quality, reduced post-deployment defects, and improved overall system reliability.</text:span></text:p>
      <text:p text:style-name="P1"><text:span text:style-name="T25">Deployment:<text:s/></text:span><text:span text:style-name="T26">Successful deployment met client expectations, enabling the platform's availability for end-users and generating business value.</text:span></text:p>
      <text:p text:style-name="P1"><text:span text:style-name="T27">Maintenance:</text:span><text:span text:style-name="T28"><text:s/>Ongoing maintenance and updates ensured system stability, performance optimization, and alignment with changing market trends.</text:span></text:p>
      <text:p text:style-name="P1"><text:span text:style-name="T29">Conclusion:</text:span><text:span text:style-name="T30"/></text:p>
      <text:p text:style-name="P1"><text:span text:style-name="T30">The effective implementation of SDLC phases played a crucial role in the successful delivery of the e-commerce platform, meeting client requirements, ensuring quality, and driving business outcomes. Collaboration among multidisciplinary teams, adherence to best practices, and continuous improvement were key factors contributing to project success and customer satisfacti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